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07_13-01-30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7_16-25-41_000.jpg</text:p>
          </table:table-cell>
          <table:table-cell table:style-name="ce20" office:value-type="string">
            <text:p>-*</text:p>
          </table:table-cell>
          <table:table-cell table:style-name="ce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3]=&quot;&quot;;[.C3];CONCATENATE([.C3];&quot; / &quot;;[.E3]))" office:value-type="string" office:string-value="-*">
            <text:p>-*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07_16-26-15_000.jpg</text:p>
          </table:table-cell>
          <table:table-cell table:style-name="ce20" office:value-type="string">
            <text:p>:m music / log / gt / || s.1:rev,pa=信じられない頃に || s.2:pa=海よ,score+=arpeggio-pattern</text:p>
          </table:table-cell>
          <table:table-cell table:style-name="ce32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3" table:formula="of:=IF([.E4]=&quot;&quot;;[.C4];CONCATENATE([.C4];&quot; / &quot;;[.E4]))" office:value-type="string" office:string-value=":m music / log / gt / || s.1:rev,pa=信じられない頃に || s.2:pa=海よ,score+=arpeggio-pattern">
            <text:p>:m music / log / gt / || s.1:rev,pa=信じられない頃に || s.2:pa=海よ,score+=arpeggio-pattern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7_19-24-47_000.jpg</text:p>
          </table:table-cell>
          <table:table-cell table:style-name="ce15" office:value-type="string">
            <text:p>:m music / log / rc / || s.1:k.D,write-out-melogy=泣きたい夜に,swing+,t.80 || s.2:et-N,for=音だし；高音:A4~ || s.3:et-N,for=speed-fingering,codes=C;D;E</text:p>
          </table:table-cell>
          <table:table-cell table:style-name="ce24"/>
          <table:table-cell table:style-name="ce3"/>
          <table:table-cell table:style-name="ce3" office:value-type="string">
            <text:p>N-35-35-28.697204 E-139-34-49.160156</text:p>
          </table:table-cell>
          <table:table-cell table:style-name="ce33" table:formula="of:=IF([.E5]=&quot;&quot;;[.C5];CONCATENATE([.C5];&quot; / &quot;;[.E5]))" office:value-type="string" office:string-value=":m music / log / rc / || s.1:k.D,write-out-melogy=泣きたい夜に,swing+,t.80 || s.2:et-N,for=音だし；高音:A4~ || s.3:et-N,for=speed-fingering,codes=C;D;E">
            <text:p>:m music / log / rc / || s.1:k.D,write-out-melogy=泣きたい夜に,swing+,t.80 || s.2:et-N,for=音だし；高音:A4~ || s.3:et-N,for=speed-fingering,codes=C;D;E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7_20-40-34_000.jpg</text:p>
          </table:table-cell>
          <table:table-cell table:style-name="ce16" office:value-type="string">
            <text:p>:m 食べた物</text:p>
          </table:table-cell>
          <table:table-cell table:style-name="ce24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3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7_22-06-49_000.jpg</text:p>
          </table:table-cell>
          <table:table-cell table:style-name="ce16" office:value-type="string">
            <text:p>-*</text:p>
          </table:table-cell>
          <table:table-cell table:style-name="ce14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7]=&quot;&quot;;[.C7];CONCATENATE([.C7];&quot; / &quot;;[.E7]))" office:value-type="string" office:string-value="-*">
            <text:p>-*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8_01-37-19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614807 E-139-34-49.324951</text:p>
          </table:table-cell>
          <table:table-cell table:style-name="ce33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8_01-37-27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614807 E-139-34-49.324951</text:p>
          </table:table-cell>
          <table:table-cell table:style-name="ce33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8_10-38-34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08_11-10-17_000.jpg</text:p>
          </table:table-cell>
          <table:table-cell table:style-name="ce20" office:value-type="string">
            <text:p>:m :lets / action activity / やること / コード進行；いろんな国のもの；知ってみよう；中東</text:p>
          </table:table-cell>
          <table:table-cell table:style-name="ce16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1]=&quot;&quot;;[.C11];CONCATENATE([.C11];&quot; / &quot;;[.E11]))" office:value-type="string" office:string-value=":m :lets / action activity / やること / コード進行；いろんな国のもの；知ってみよう；中東">
            <text:p>:m :lets / action activity / やること / コード進行；いろんな国のもの；知ってみよう；中東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08_11-10-34_000.jpg</text:p>
          </table:table-cell>
          <table:table-cell table:style-name="ce17" office:value-type="string">
            <text:p>:m :? / FX / 知りたい / 急上昇barのあとの動き；急下降barのあとのそれ；どんな特徴；相違</text:p>
          </table:table-cell>
          <table:table-cell table:style-name="ce17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2]=&quot;&quot;;[.C12];CONCATENATE([.C12];&quot; / &quot;;[.E12]))" office:value-type="string" office:string-value=":m :? / FX / 知りたい / 急上昇barのあとの動き；急下降barのあとのそれ；どんな特徴；相違">
            <text:p>:m :? / FX / 知りたい / 急上昇barのあとの動き；急下降barのあとのそれ；どんな特徴；相違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08_11-10-46_000.jpg</text:p>
          </table:table-cell>
          <table:table-cell table:style-name="ce20" office:value-type="string">
            <text:p>-*</text:p>
          </table:table-cell>
          <table:table-cell table:style-name="ce17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3]=&quot;&quot;;[.C13];CONCATENATE([.C13];&quot; / &quot;;[.E13]))" office:value-type="string" office:string-value="-*">
            <text:p>-*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08_11-20-37_000.jpg</text:p>
          </table:table-cell>
          <table:table-cell table:style-name="ce20" office:value-type="string">
            <text:p>:m :lets / action activity / やること / 日本の民間の踊り；昔からの；知ろう</text:p>
          </table:table-cell>
          <table:table-cell table:style-name="ce6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4]=&quot;&quot;;[.C14];CONCATENATE([.C14];&quot; / &quot;;[.E14]))" office:value-type="string" office:string-value=":m :lets / action activity / やること / 日本の民間の踊り；昔からの；知ろう">
            <text:p>:m :lets / action activity / やること / 日本の民間の踊り；昔からの；知ろう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08_11-47-07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3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7_15-49-21_000.mp4</text:p>
          </table:table-cell>
          <table:table-cell table:style-name="ce6" office:value-type="string">
            <text:p>:VIDEO / @自宅 / メモ / guitar,gt / 演奏、play / g-2020-0507-1 / pa=海鳴り,cap.2,現状記録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VIDEO / @自宅 / メモ / guitar,gt / 演奏、play / g-2020-0507-1 / pa=海鳴り,cap.2,現状記録">
            <text:p>:VIDEO / @自宅 / メモ / guitar,gt / 演奏、play / g-2020-0507-1 / pa=海鳴り,cap.2,現状記録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07_15-52-27_000.mp4</text:p>
          </table:table-cell>
          <table:table-cell table:style-name="ce6" office:value-type="string">
            <text:p>:VIDEO / @自宅 / メモ / guitar,gt / 演奏、play / g-2020-0507-2 / pa=泣きたい夜に,cap.2,現状記録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VIDEO / @自宅 / メモ / guitar,gt / 演奏、play / g-2020-0507-2 / pa=泣きたい夜に,cap.2,現状記録">
            <text:p>:VIDEO / @自宅 / メモ / guitar,gt / 演奏、play / g-2020-0507-2 / pa=泣きたい夜に,cap.2,現状記録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7_16-13-12_000.mp4</text:p>
          </table:table-cell>
          <table:table-cell table:style-name="ce6" office:value-type="string">
            <text:p>:VIDEO / @自宅 / メモ / guitar,gt / 演奏、play / g-2020-0507-3 / et-N,for=ポジション押さえ:F-G</text:p>
          </table:table-cell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VIDEO / @自宅 / メモ / guitar,gt / 演奏、play / g-2020-0507-3 / et-N,for=ポジション押さえ:F-G">
            <text:p>:VIDEO / @自宅 / メモ / guitar,gt / 演奏、play / g-2020-0507-3 / et-N,for=ポジション押さえ:F-G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7_19-02-55_000.mp4</text:p>
          </table:table-cell>
          <table:table-cell table:style-name="ce6" office:value-type="string">
            <text:p>:VIDEO / @自室 / 記録 / recorder,rc / 演奏、play / r-2020-0507-1 / et-N,for=speed-fingering,codes=C;D;E</text:p>
          </table:table-cell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string" office:string-value=":VIDEO / @自室 / 記録 / recorder,rc / 演奏、play / r-2020-0507-1 / et-N,for=speed-fingering,codes=C;D;E">
            <text:p>:VIDEO / @自室 / 記録 / recorder,rc / 演奏、play / r-2020-0507-1 / et-N,for=speed-fingering,codes=C;D;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7_22-20-15_000.mid</text:p>
          </table:table-cell>
          <table:table-cell table:style-name="ce6" office:value-type="string">
            <text:p>:in-mid / app=perfect-piano / 演奏、play / id-2020-0507-1 / category=melody,inst=piano</text:p>
          </table:table-cell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string" office:string-value=":in-mid / app=perfect-piano / 演奏、play / id-2020-0507-1 / category=melody,inst=piano">
            <text:p>:in-mid / app=perfect-piano / 演奏、play / id-2020-0507-1 / category=melody,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7_22-48-44_000.m4a</text:p>
          </table:table-cell>
          <table:table-cell table:style-name="ce6" office:value-type="string">
            <text:p>:VOICE-MEMO / @風呂場 / 記録 / ハミング、メロディー、作曲 / id=RCC2</text:p>
          </table:table-cell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string" office:string-value=":VOICE-MEMO / @風呂場 / 記録 / ハミング、メロディー、作曲 / id=RCC2">
            <text:p>:VOICE-MEMO / @風呂場 / 記録 / ハミング、メロディー、作曲 / id=RCC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7_23-08-12_000.m4a</text:p>
          </table:table-cell>
          <table:table-cell table:style-name="ce6" office:value-type="string">
            <text:p>:VOICE-MEMO / @自室 / 記録 / ハミング、メロディー、作曲 / id=RCC2</text:p>
          </table:table-cell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string" office:string-value=":VOICE-MEMO / @自室 / 記録 / ハミング、メロディー、作曲 / id=RCC2">
            <text:p>:VOICE-MEMO / @自室 / 記録 / ハミング、メロディー、作曲 / id=RCC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2020/05/08</text:date>, <text:time>12:1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8T12:16:51.41</dc:date>
    <dc:creator>iwabuchi ken</dc:creator>
    <meta:editing-duration>P20DT9H13M4S</meta:editing-duration>
    <meta:editing-cycles>8004</meta:editing-cycles>
    <meta:document-statistic meta:table-count="1" meta:cell-count="448" meta:object-count="0"/>
  </office:meta>
</office:document-meta>
</file>